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800000043851D9BE93.png" manifest:media-type="image/png"/>
  <manifest:file-entry manifest:full-path="Pictures/10000000000003CA000002274A74DBBF.png" manifest:media-type="image/png"/>
  <manifest:file-entry manifest:full-path="Pictures/10000201000003AF00000212BD0FF4FC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3.506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17cm"/>
    </style:style>
    <style:style style:name="pr4" style:family="presentation" style:parent-style-name="Metropolis-title">
      <style:graphic-properties fo:min-height="2.667cm"/>
    </style:style>
    <style:style style:name="pr5" style:family="presentation" style:parent-style-name="Metropolis-notes">
      <style:graphic-properties draw:fill-color="#ffffff" fo:min-height="13.17cm"/>
    </style:style>
    <style:style style:name="pr6" style:family="presentation" style:parent-style-name="Metropolis-outline1">
      <style:graphic-properties fo:min-height="15.9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otification List</text:p>
          </draw:text-box>
        </draw:frame>
        <draw:frame presentation:style-name="pr2" draw:text-style-name="P1" draw:layer="layout" svg:width="25.2cm" svg:height="16.24cm" svg:x="1.4cm" svg:y="5.066cm" presentation:class="subtitle">
          <draw:text-box>
            <text:p>Asad Valliani</text:p>
            <text:p>and </text:p>
            <text:p>Joe Le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Coceptual Model</text:p>
          </draw:text-box>
        </draw:frame>
        <draw:frame draw:style-name="gr2" draw:text-style-name="P2" draw:layer="layout" svg:width="25.2cm" svg:height="14.314cm" svg:x="1.4cm" svg:y="6.029cm" presentation:class="graphic" presentation:user-transformed="true">
          <draw:image xlink:href="Pictures/10000000000003CA000002274A74DBB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Logical Model</text:p>
          </draw:text-box>
        </draw:frame>
        <draw:frame draw:style-name="gr2" draw:text-style-name="P2" draw:layer="layout" svg:width="26.643cm" svg:height="14.986cm" svg:x="0.789cm" svg:y="5.588cm" presentation:class="graphic" presentation:user-transformed="true">
          <draw:image xlink:href="Pictures/10000000000007800000043851D9BE9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14.8cm" svg:height="2.667cm" svg:x="6.6cm" svg:y="0.8cm" presentation:class="title">
          <draw:text-box>
            <text:p>Application</text:p>
          </draw:text-box>
        </draw:frame>
        <draw:frame presentation:style-name="pr6" draw:layer="layout" svg:width="25.2cm" svg:height="16.24cm" svg:x="1.4cm" svg:y="5.066cm" presentation:class="outline">
          <draw:text-box>
            <text:list text:style-name="L2">
              <text:list-item>
                <text:p>We implemented the must haves and 2 good to haves</text:p>
              </text:list-item>
              <text:list-item>
                <text:p>Theme Roller </text:p>
              </text:list-item>
              <text:list-item>
                <text:p>3D Char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BD0FF4FC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00:19:19.013000000</meta:creation-date>
    <dc:date>2015-04-29T00:42:01.736000000</dc:date>
    <meta:editing-duration>PT7M32S</meta:editing-duration>
    <meta:editing-cycles>1</meta:editing-cycles>
    <meta:document-statistic meta:object-count="49"/>
    <meta:generator>LibreOffice/4.4.2.2$Windows_x86 LibreOffice_project/c4c7d32d0d49397cad38d62472b0bc8acff48dd6</meta:generator>
  </office:meta>
</office:document-meta>
</file>